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B00000147AB18F2B0.png" manifest:media-type=""/>
  <manifest:file-entry manifest:full-path="Pictures/100000000000015C000002328546F5B1.png" manifest:media-type=""/>
  <manifest:file-entry manifest:full-path="Pictures/10000000000000E9000001681ABC8C11.png" manifest:media-type=""/>
  <manifest:file-entry manifest:full-path="Pictures/1000020100000153000000DE70D9DE06.png" manifest:media-type=""/>
  <manifest:file-entry manifest:full-path="Pictures/100000000000032000000188DBAF0693.png" manifest:media-type=""/>
  <manifest:file-entry manifest:full-path="Pictures/100000000000015C00000232B8296959.png" manifest:media-type=""/>
  <manifest:file-entry manifest:full-path="Pictures/1000020100000255000001DC956BDAA7.png" manifest:media-type=""/>
  <manifest:file-entry manifest:full-path="Pictures/100002010000017E0000014FB0A9D5E2.png" manifest:media-type=""/>
  <manifest:file-entry manifest:full-path="Pictures/10000000000000E9000001686FF19605.png" manifest:media-type=""/>
  <manifest:file-entry manifest:full-path="Pictures/10000201000002E4000001D7ED5A48B8.png" manifest:media-type=""/>
  <manifest:file-entry manifest:full-path="Pictures/10000000000004B00000038481B5F264.png" manifest:media-type=""/>
  <manifest:file-entry manifest:full-path="Pictures/10000000000004B00000038425D36538.png" manifest:media-type=""/>
  <manifest:file-entry manifest:full-path="Pictures/1000020100000250000001D9EE799C59.png" manifest:media-type=""/>
  <manifest:file-entry manifest:full-path="Pictures/100002010000018C0000014F1D55CE8E.png" manifest:media-type=""/>
  <manifest:file-entry manifest:full-path="Pictures/10000201000002E0000001C6E13A2B19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T1" style:family="text">
      <style:text-properties officeooo:rsid="0007fc5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24.504cm" svg:height="15.115cm" draw:z-index="0"><draw:image xlink:href="Pictures/10000201000002E0000001C6E13A2B19.png" xlink:type="simple" xlink:show="embed" xlink:actuate="onLoad"/></draw:frame><text:tab/><text:span text:style-name="T1">Gram Charlier PDF vs fised timing offset</text:span></text:p>
      <text:p text:style-name="Standard"/>
      <text:p text:style-name="P1"><draw:frame draw:style-name="fr2" draw:name="graphics2" text:anchor-type="paragraph" svg:width="22.888cm" svg:height="17.166cm" draw:z-index="1"><draw:image xlink:href="Pictures/10000000000004B00000038425D36538.png" xlink:type="simple" xlink:show="embed" xlink:actuate="onLoad"/></draw:frame></text:p>
      <text:p text:style-name="Standard"><draw:frame draw:style-name="fr2" draw:name="graphics3" text:anchor-type="paragraph" svg:width="22.83cm" svg:height="17.122cm" draw:z-index="2"><draw:image xlink:href="Pictures/10000000000004B00000038481B5F264.png" xlink:type="simple" xlink:show="embed" xlink:actuate="onLoad"/></draw:frame><text:soft-page-break/></text:p>
      <text:p text:style-name="Standard"><draw:frame draw:style-name="fr2" draw:name="graphics4" text:anchor-type="paragraph" svg:width="26.166cm" svg:height="16.655cm" draw:z-index="3"><draw:image xlink:href="Pictures/10000201000002E4000001D7ED5A48B8.png" xlink:type="simple" xlink:show="embed" xlink:actuate="onLoad"/></draw:frame><text:soft-page-break/></text:p>
      <text:p text:style-name="Standard"><draw:frame draw:style-name="fr3" draw:name="graphics6" text:anchor-type="paragraph" svg:x="12.55cm" svg:y="0.353cm" svg:width="12.206cm" svg:height="10.326cm" draw:z-index="5"><draw:image xlink:href="Pictures/100002010000018C0000014F1D55CE8E.png" xlink:type="simple" xlink:show="embed" xlink:actuate="onLoad"/></draw:frame><draw:frame draw:style-name="fr3" draw:name="graphics5" text:anchor-type="paragraph" svg:x="0.564cm" svg:y="0.353cm" svg:width="11.434cm" svg:height="10.026cm" draw:z-index="4"><draw:image xlink:href="Pictures/100002010000017E0000014FB0A9D5E2.png" xlink:type="simple" xlink:show="embed" xlink:actuate="onLoad"/></draw:frame><text:soft-page-break/> </text:p>
      <text:p text:style-name="Standard"/>
      <text:p text:style-name="Standard"/>
      <text:p text:style-name="Standard"/>
      <text:p text:style-name="Standard"/>
      <text:p text:style-name="P1"><draw:frame draw:style-name="fr2" draw:name="graphics7" text:anchor-type="paragraph" svg:width="21.274cm" svg:height="16.962cm" draw:z-index="6"><draw:image xlink:href="Pictures/1000020100000255000001DC956BDAA7.png" xlink:type="simple" xlink:show="embed" xlink:actuate="onLoad"/></draw:frame></text:p>
      <text:p text:style-name="P1"><draw:frame draw:style-name="fr2" draw:name="graphics8" text:anchor-type="paragraph" svg:width="20.629cm" svg:height="16.482cm" draw:z-index="7"><draw:image xlink:href="Pictures/1000020100000250000001D9EE799C59.png" xlink:type="simple" xlink:show="embed" xlink:actuate="onLoad"/></draw:frame></text:p>
      <text:p text:style-name="P1"><draw:frame draw:style-name="fr2" draw:name="graphics9" text:anchor-type="paragraph" svg:width="25.01cm" svg:height="12.254cm" draw:z-index="8"><draw:image xlink:href="Pictures/100000000000032000000188DBAF0693.png" xlink:type="simple" xlink:show="embed" xlink:actuate="onLoad"/></draw:frame></text:p>
      <text:p text:style-name="P1"><draw:frame draw:style-name="fr2" draw:name="graphics10" text:anchor-type="paragraph" svg:width="17.053cm" svg:height="11.167cm" draw:z-index="9"><draw:image xlink:href="Pictures/1000020100000153000000DE70D9DE06.png" xlink:type="simple" xlink:show="embed" xlink:actuate="onLoad"/></draw:frame></text:p>
      <text:p text:style-name="P1"><draw:frame draw:style-name="fr3" draw:name="graphics12" text:anchor-type="paragraph" svg:x="14.584cm" svg:y="0.176cm" svg:width="10.961cm" svg:height="16.937cm" draw:z-index="11"><draw:image xlink:href="Pictures/10000000000000E9000001686FF19605.png" xlink:type="simple" xlink:show="embed" xlink:actuate="onLoad"/></draw:frame><draw:frame draw:style-name="fr3" draw:name="graphics11" text:anchor-type="paragraph" svg:x="0.526cm" svg:y="0.411cm" svg:width="10.74cm" svg:height="16.596cm" draw:z-index="10"><draw:image xlink:href="Pictures/10000000000000E9000001681ABC8C11.png" xlink:type="simple" xlink:show="embed" xlink:actuate="onLoad"/></draw:frame></text:p>
      <text:p text:style-name="P1"><draw:frame draw:style-name="fr3" draw:name="graphics13" text:anchor-type="paragraph" svg:x="0.229cm" svg:y="0cm" svg:width="10.396cm" svg:height="16.789cm" draw:z-index="12"><draw:image xlink:href="Pictures/100000000000015C00000232B8296959.png" xlink:type="simple" xlink:show="embed" xlink:actuate="onLoad"/></draw:frame><draw:frame draw:style-name="fr3" draw:name="graphics14" text:anchor-type="paragraph" svg:x="12.67cm" svg:y="0cm" svg:width="10.324cm" svg:height="16.671cm" draw:z-index="13"><draw:image xlink:href="Pictures/100000000000015C000002328546F5B1.png" xlink:type="simple" xlink:show="embed" xlink:actuate="onLoad"/></draw:frame></text:p>
      <text:p text:style-name="P1"><draw:frame draw:style-name="fr2" draw:name="graphics15" text:anchor-type="paragraph" svg:width="12.786cm" svg:height="12.631cm" draw:z-index="14"><draw:image xlink:href="Pictures/100002010000014B00000147AB18F2B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Donnelly</meta:initial-creator>
    <meta:creation-date>2014-03-11T19:18:10.410367245</meta:creation-date>
    <dc:date>2014-03-12T13:41:28.930364509</dc:date>
    <dc:creator>Yann Donnelly</dc:creator>
    <meta:editing-duration>P0D</meta:editing-duration>
    <meta:editing-cycles>2</meta:editing-cycles>
    <meta:generator>LibreOffice/4.1.3.2$Linux_x86 LibreOffice_project/410m0$Build-2</meta:generator>
    <meta:document-statistic meta:table-count="0" meta:image-count="15" meta:object-count="0" meta:page-count="12" meta:paragraph-count="2" meta:word-count="7" meta:character-count="42" meta:non-whitespace-character-count="34"/>
  </office:meta>
</office:document-meta>
</file>